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ost important questions</text:p>
      <text:p text:style-name="P1"/>
      <text:p text:style-name="P1">We thought about a way to improve the understandability of our website and the functionalities.</text:p>
      <text:p text:style-name="P1">Below you can find the most important questions. But do not hesitate to ask if you want to. Just use the adress given in „Company Information“.</text:p>
      <text:p text:style-name="P1"/>
      <text:p text:style-name="P1">What is Semvis-Air?</text:p>
      <text:p text:style-name="P1">„Semvis-Air“ is a german abbreviation and stands for „<text:span text:style-name="T1">S</text:span>ystem zur <text:span text:style-name="T1">E</text:span>rfassung, <text:span text:style-name="T1">M</text:span>odellierung und <text:span text:style-name="T1">VIS</text:span>ualisierung der Luft“ and can be translated as a system for capturing, modelling and the visualisation of the air. This system addressed to veryone, who wants to know something about the quality of the air someone ist breathing. The user optimised user interface makes it easy for people who are not familiar with web applications. Our detailed help (where you are at the moment) hopefully supports you but do not hesitate to ask if something is unclear. Just use our mail-address in “Imprint and Contact”.</text:p>
      <text:p text:style-name="P1"/>
      <text:p text:style-name="P1">What is an “Air Quaility Egg”?</text:p>
      <text:p text:style-name="P1">An “Air Quaility Egg” (AQE) is an egg-shaped object and includes different kinds of sensors. A complete AQE consists of two components: the remote station and the receiving station. Former includes the sensors for the measurements and is usually attached somewhere outside within the reach of the receiving station. The transfer of the data is conducted automatically. The receiving station is connected to the internet and is thereby able to send those data in real-time to Cosm for visualisation. Currently the communication is conducted through Ethernet but a connection with the help of radio-frequencies is planned. By default an AQE includes several sensors, in detail: temperature, humidity, nitrogen dioxide and carbon monoxide. Ozone sensors for example can be added optional.</text:p>
      <text:p text:style-name="P1"/>
      <text:p text:style-name="P1">What is Cosm?</text:p>
      <text:p text:style-name="P1">Originally Cosm was named “Pachube”. It started in 2009 with an idea of establishing a network for sensors. In this network it should be possible to add data and to use data from others through an API for own applications. Semvis-Air is such an application. Cosm offers the possibility to get an account. Such an account provides the opportunity to comment, follow and add new sensors. Latter just requires a connection to the internet and you can start. The transfer and visualisation of the data are resumed by the Cosm-system. This circumstance makes it easy for beginners to be part of the network. The data is stored and available for three month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15:44:41.81</meta:creation-date>
    <dc:date>2013-03-05T18:35:36.48</dc:date>
    <meta:editing-duration>PT1H4M17S</meta:editing-duration>
    <meta:editing-cycles>3</meta:editing-cycles>
    <meta:generator>OpenOffice.org/3.4.1$Win32 OpenOffice.org_project/341m1$Build-9593</meta:generator>
    <meta:document-statistic meta:table-count="0" meta:image-count="0" meta:object-count="0" meta:page-count="1" meta:paragraph-count="9" meta:word-count="388" meta:character-count="2370"/>
  </office:meta>
</office:document-meta>
</file>